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>
          <table:table-cell office:value-type="float" office:value="1.2969" calcext:value-type="float">
            <text:p>1,2969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642" calcext:value-type="float">
            <text:p>0,8642</text:p>
          </table:table-cell>
          <table:table-cell table:number-columns-repeated="3"/>
          <table:table-cell office:value-type="float" office:value="1.2969" calcext:value-type="float">
            <text:p>1,2969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642" calcext:value-type="float">
            <text:p>0,8642</text:p>
          </table:table-cell>
          <table:table-cell table:number-columns-repeated="1015"/>
        </table:table-row>
        <table:table-row table:style-name="ro1">
          <table:table-cell office:value-type="float" office:value="0.2161" calcext:value-type="float">
            <text:p>0,2161</text:p>
          </table:table-cell>
          <table:table-cell office:value-type="float" office:value="0.1441" calcext:value-type="float">
            <text:p>0,1441</text:p>
          </table:table-cell>
          <table:table-cell office:value-type="float" office:value="0.144" calcext:value-type="float">
            <text:p>0,144</text:p>
          </table:table-cell>
          <table:table-cell table:number-columns-repeated="3"/>
          <table:table-cell office:value-type="float" office:value="0.2161" calcext:value-type="float">
            <text:p>0,2161</text:p>
          </table:table-cell>
          <table:table-cell office:value-type="float" office:value="0.1441" calcext:value-type="float">
            <text:p>0,1441</text:p>
          </table:table-cell>
          <table:table-cell office:value-type="float" office:value="0.144" calcext:value-type="float">
            <text:p>0,1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.269" calcext:value-type="float">
            <text:p>1,269</text:p>
          </table:table-cell>
          <table:table-cell office:value-type="float" office:value="0.8648" calcext:value-type="float">
            <text:p>0,8648</text:p>
          </table:table-cell>
          <table:table-cell office:value-type="float" office:value="0.8642" calcext:value-type="float">
            <text:p>0,8642</text:p>
          </table:table-cell>
          <table:table-cell table:formula="of:=([.C1]-[.B1]*[.B8])/[.A1]" office:value-type="float" office:value="2.0000000024003" calcext:value-type="float">
            <text:p>2,0000000024003</text:p>
          </table:table-cell>
          <table:table-cell table:number-columns-repeated="2"/>
          <table:table-cell office:value-type="string" calcext:value-type="string">
            <text:p>det=</text:p>
          </table:table-cell>
          <table:table-cell table:formula="of:=([.G1]*[.H2])-([.H1]*[.G2])" office:value-type="float" office:value="0.00000001000000002249" calcext:value-type="float">
            <text:p>1,0000000022492E-08</text:p>
          </table:table-cell>
          <table:table-cell table:number-columns-repeated="1016"/>
        </table:table-row>
        <table:table-row table:style-name="ro1">
          <table:table-cell table:formula="of:=[.A2]/[.A1]" office:value-type="float" office:value="0.166628113192999" calcext:value-type="float">
            <text:p>0,166628113192999</text:p>
          </table:table-cell>
          <table:table-cell table:formula="of:=[.B2]-[.A6]*[.B1]" office:value-type="float" office:value="0.00000000771069472161" calcext:value-type="float">
            <text:p>7,71069472160768E-09</text:p>
          </table:table-cell>
          <table:table-cell table:formula="of:=[.C2]-[.A6]*[.C1]" office:value-type="float" office:value="-0.00000001542138947097" calcext:value-type="float">
            <text:p>-1,54213894709709E-08</text:p>
          </table:table-cell>
          <table:table-cell table:number-columns-repeated="2"/>
          <table:table-cell office:value-type="string" calcext:value-type="string">
            <text:p>alf1</text:p>
          </table:table-cell>
          <table:table-cell table:formula="of:=SQRT([.G1]^2+[.H1]^2)" office:value-type="float" office:value="1.55879076530495" calcext:value-type="float">
            <text:p>1,55879076530495</text:p>
          </table:table-cell>
          <table:table-cell/>
          <table:table-cell table:formula="of:=ABS([.H5]/([.G6]*[.G7]))" office:value-type="float" office:value="0.00000002469881224275" calcext:value-type="float">
            <text:p>2,46988122427468E-08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al2</text:p>
          </table:table-cell>
          <table:table-cell table:formula="of:=SQRT([.G2]^2+[.H2]^2)" office:value-type="float" office:value="0.259738368363244" calcext:value-type="float">
            <text:p>0,259738368363244</text:p>
          </table:table-cell>
          <table:table-cell table:number-columns-repeated="1017"/>
        </table:table-row>
        <table:table-row table:style-name="ro1">
          <table:table-cell/>
          <table:table-cell table:style-name="Default" table:formula="of:=[.C6]/[.B6]" office:value-type="float" office:value="-2.00000000359962" calcext:value-type="float">
            <text:p>-2,00000000359962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formula="of:=[.A1]*[.D5]+[.B1]*[.B8]" office:value-type="float" office:value="0.8642" calcext:value-type="float">
            <text:p>0,8642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A2]*[.D5]+[.B2]*[.B8]" office:value-type="float" office:value="0.144" calcext:value-type="float">
            <text:p>0,144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3:42:47.055046724</meta:creation-date>
    <dc:date>2022-11-22T15:33:15.953565107</dc:date>
    <meta:editing-duration>PT1H18M56S</meta:editing-duration>
    <meta:editing-cycles>2</meta:editing-cycles>
    <meta:generator>LibreOffice/7.3.6.2$Linux_X86_64 LibreOffice_project/30$Build-2</meta:generator>
    <meta:document-statistic meta:table-count="1" meta:cell-count="35" meta:object-count="0"/>
  </office:meta>
</office:document-meta>
</file>